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row table:style-name="ro1">
          <table:table-cell office:value-type="string">
            <text:p>SmartCar UNO IO pin Assignments</text:p>
          </table:table-cell>
          <table:table-cell table:number-columns-repeated="3"/>
        </table:table-row>
        <table:table-row table:style-name="ro1">
          <table:table-cell office:value-type="string">
            <text:p>(from documentation)</text:p>
          </table:table-cell>
          <table:table-cell table:number-columns-repeated="3"/>
        </table:table-row>
        <table:table-row table:style-name="ro1">
          <table:table-cell table:style-name="ce1" office:value-type="date" office:date-value="2020-04-05">
            <text:p>04/05/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PIN Name</text:p>
          </table:table-cell>
          <table:table-cell table:style-name="ce2" office:value-type="string">
            <text:p>Assignment</text:p>
          </table:table-cell>
          <table:table-cell table:style-name="ce4" office:value-type="string">
            <text:p>Teensy</text:p>
          </table:table-cell>
          <table:table-cell table:style-name="ce4" office:value-type="string">
            <text:p>Teensy Pin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string">
            <text:p>UART Rx</text:p>
          </table:table-cell>
          <table:table-cell office:value-type="string">
            <text:p>RX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UART Tx</text:p>
          </table:table-cell>
          <table:table-cell office:value-type="string">
            <text:p>TX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LineTrack</text:p>
          </table:table-cell>
          <table:table-cell office:value-type="string">
            <text:p>D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Servo</text:p>
          </table:table-cell>
          <table:table-cell office:value-type="string">
            <text:p>D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ineTrack</text:p>
          </table:table-cell>
          <table:table-cell office:value-type="string">
            <text:p>D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L298</text:p>
          </table:table-cell>
          <table:table-cell office:value-type="string">
            <text:p>D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298</text:p>
          </table:table-cell>
          <table:table-cell office:value-type="string">
            <text:p>D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L298</text:p>
          </table:table-cell>
          <table:table-cell office:value-type="string">
            <text:p>D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L298</text:p>
          </table:table-cell>
          <table:table-cell office:value-type="string">
            <text:p>D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L298</text:p>
          </table:table-cell>
          <table:table-cell office:value-type="string">
            <text:p>D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LineTrack</text:p>
          </table:table-cell>
          <table:table-cell office:value-type="string">
            <text:p>D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L298</text:p>
          </table:table-cell>
          <table:table-cell office:value-type="string">
            <text:p>D1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IR Recv</text:p>
          </table:table-cell>
          <table:table-cell office:value-type="string">
            <text:p>D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13</text:p>
          </table:table-cell>
          <table:table-cell office:value-type="string">
            <text:p>LED </text:p>
          </table:table-cell>
          <table:table-cell office:value-type="string">
            <text:p>D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string">
            <text:p>unused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unused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Ultrasonic detector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Ultrasonic detector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SDA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SCL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6 TX5</text:p>
          </table:table-cell>
          <table:table-cell office:value-type="string">
            <text:p>Bluetooth RX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7 RX5</text:p>
          </table:table-cell>
          <table:table-cell office:value-type="string">
            <text:p>Bluetooth TX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table:number-columns-repeated="2" office:value-type="string">
            <text:p>GN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n</text:p>
          </table:table-cell>
          <table:table-cell office:value-type="string">
            <text:p>5V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SCL2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SDA2</text:p>
          </table:table-cell>
          <table:table-cell/>
          <table:table-cell office:value-type="float" office:value="25">
            <text:p>25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8/06/2020</text:date>, <text:time>15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Loyer</meta:initial-creator>
    <meta:creation-date>2020-04-05T18:22:23</meta:creation-date>
    <dc:date>2020-08-06T15:16:25</dc:date>
    <dc:creator>George Loyer</dc:creator>
    <meta:editing-duration>PT15H24M56S</meta:editing-duration>
    <meta:editing-cycles>3</meta:editing-cycles>
    <meta:generator>OpenOffice/4.1.7$Unix OpenOffice.org_project/417m1$Build-9800</meta:generator>
    <meta:document-statistic meta:table-count="3" meta:cell-count="99" meta:object-count="0"/>
  </office:meta>
</office:document-meta>
</file>